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5.455118110236217pt" style:use-optimal-column-width="true"/>
    </style:style>
    <style:style style:name="ACOL-2" style:family="table-column">
      <style:table-column-properties style:column-width="137.39527559055117pt" style:use-optimal-column-width="true"/>
    </style:style>
    <style:style style:name="ACOL-3" style:family="table-column">
      <style:table-column-properties style:column-width="114.23622047244093pt" style:use-optimal-column-width="true"/>
    </style:style>
    <style:style style:name="ACOL-4" style:family="table-column">
      <style:table-column-properties style:column-width="115.73858267716537pt" style:use-optimal-column-width="true"/>
    </style:style>
    <style:style style:name="ACOL-5" style:family="table-column">
      <style:table-column-properties style:column-width="99.55275590551179pt" style:use-optimal-column-width="true"/>
    </style:style>
    <style:style style:name="ACOL-6" style:family="table-column">
      <style:table-column-properties style:column-width="64.00629921259842pt" style:use-optimal-column-width="true"/>
    </style:style>
    <style:style style:name="ACOL-7" style:family="table-column">
      <style:table-column-properties style:column-width="81.80787401574804pt" style:use-optimal-column-width="true"/>
    </style:style>
    <style:style style:name="ACOL-8" style:family="table-column">
      <style:table-column-properties style:column-width="334.2614173228347pt" style:use-optimal-column-width="true"/>
    </style:style>
    <style:style style:name="ACOL-9" style:family="table-column"/>
    <style:style style:name="AROW-1" style:family="table-row">
      <style:table-row-properties style:row-height="53.68818897637796pt" style:use-optimal-row-height="true"/>
    </style:style>
    <style:style style:name="AROW-2" style:family="table-row">
      <style:table-row-properties style:row-height="23.839370078740156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3"/>
        <table:table-column table:style-name="ACOL-7"/>
        <table:table-column table:style-name="ACOL-8"/>
        <table:table-column table:style-name="ACOL-0" table:number-columns-repeated="118"/>
        <table:table-row table:style-name="AROW-0">
          <table:table-cell table:style-name="ACE-0"/>
          <table:table-cell table:number-columns-repeated="3" table:style-name="ACE-14"/>
          <table:table-cell table:style-name="ACE-14" office:value-type="string">
            <text:p>Cronograma Organizacional</text:p>
          </table:table-cell>
          <table:table-cell table:number-columns-repeated="4" table:style-name="ACE-14"/>
          <table:table-cell table:style-name="ACE-2"/>
          <table:table-cell table:number-columns-repeated="118" table:style-name="ACE-7"/>
        </table:table-row>
        <table:table-row table:style-name="AROW-0">
          <table:table-cell table:style-name="ACE-1"/>
          <table:table-cell table:number-columns-repeated="8" table:style-name="ACE-15"/>
          <table:table-cell table:style-name="ACE-9"/>
          <table:table-cell table:number-columns-repeated="118" table:style-name="ACE-7"/>
        </table:table-row>
        <table:table-row table:style-name="AROW-0">
          <table:table-cell table:style-name="ACE-16" office:value-type="string">
            <text:p>#</text:p>
          </table:table-cell>
          <table:table-cell table:style-name="ACE-16" office:value-type="string">
            <text:p>Actividad</text:p>
          </table:table-cell>
          <table:table-cell table:style-name="ACE-16" office:value-type="string">
            <text:p>Esfuerzo planeado</text:p>
          </table:table-cell>
          <table:table-cell table:style-name="ACE-16" office:value-type="string">
            <text:p>Fecha inicio planeada</text:p>
          </table:table-cell>
          <table:table-cell table:style-name="ACE-16" office:value-type="string">
            <text:p>Fecha fin planeada</text:p>
          </table:table-cell>
          <table:table-cell table:style-name="ACE-16" office:value-type="string">
            <text:p>Esfuerzo real</text:p>
          </table:table-cell>
          <table:table-cell table:style-name="ACE-16" office:value-type="string">
            <text:p>Inicio real</text:p>
          </table:table-cell>
          <table:table-cell table:style-name="ACE-16" office:value-type="string">
            <text:p>Fin real</text:p>
          </table:table-cell>
          <table:table-cell table:style-name="ACE-16" office:value-type="string">
            <text:p>Responsable</text:p>
          </table:table-cell>
          <table:table-cell table:style-name="ACE-8" office:value-type="string">
            <text:p>Participantes</text:p>
          </table:table-cell>
          <table:table-cell table:number-columns-repeated="118" table:style-name="ACE-7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office:value-type="string">
            <text:p>Arranque de proyecto 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12" office:value-type="string">
            <text:p>2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3" office:value-type="string">
            <text:p>Jovanny Zepeda</text:p>
          </table:table-cell>
          <table:table-cell table:style-name="ACE-3" office:value-type="string">
            <text:p>Oriana Campos, Marisol Ornelas,Adriana Jaramillo,Ricardo Novela, Jovanny Zepeda,Ariana Sosa,VeroSelenne Chavez,Francisco Llamas<text:line-break/>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2">
            <text:p>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string">
            <text:p>.5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3">
            <text:p>3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4">
            <text:p>4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string">
            <text:p>80min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5">
            <text:p>5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string">
            <text:p>50min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6">
            <text:p>6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string">
            <text:p>124min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7">
            <text:p>7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8">
            <text:p>28/12/15</text:p>
          </table:table-cell>
          <table:table-cell table:style-name="ACE-11" office:value-type="date" office:date-value="2015-12-28">
            <text:p>28/12/15</text:p>
          </table:table-cell>
          <table:table-cell table:style-name="ACE-11" office:value-type="string">
            <text:p>82 min</text:p>
          </table:table-cell>
          <table:table-cell table:style-name="ACE-11" office:value-type="date" office:date-value="2015-12-24">
            <text:p>24/12/15</text:p>
          </table:table-cell>
          <table:table-cell table:style-name="ACE-11" office:value-type="date" office:date-value="2015-12-24">
            <text:p>24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8">
            <text:p>8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04">
            <text:p>04/01/15</text:p>
          </table:table-cell>
          <table:table-cell table:style-name="ACE-11" office:value-type="date" office:date-value="2016-01-04">
            <text:p>04/01/16</text:p>
          </table:table-cell>
          <table:table-cell table:style-name="ACE-11"/>
          <table:table-cell table:style-name="ACE-11" office:value-type="date" office:date-value="2016-01-05">
            <text:p>05/01/16</text:p>
          </table:table-cell>
          <table:table-cell table:style-name="ACE-11" office:value-type="date" office:date-value="2016-01-05">
            <text:p>05/01/16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9">
            <text:p>9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1">
            <text:p>11/01/15</text:p>
          </table:table-cell>
          <table:table-cell table:style-name="ACE-11" office:value-type="date" office:date-value="2016-01-11">
            <text:p>11/01/16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10">
            <text:p>10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8">
            <text:p>18/01/15</text:p>
          </table:table-cell>
          <table:table-cell table:style-name="ACE-11" office:value-type="date" office:date-value="2016-01-18">
            <text:p>18/01/16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1">
            <text:p>11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25">
            <text:p>25/01/15</text:p>
          </table:table-cell>
          <table:table-cell table:style-name="ACE-11" office:value-type="date" office:date-value="2016-01-18">
            <text:p>18/01/16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2">
            <text:p>1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2-01">
            <text:p>01/02/15</text:p>
          </table:table-cell>
          <table:table-cell table:style-name="ACE-11" office:value-type="date" office:date-value="2016-01-18">
            <text:p>18/01/16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0">
          <table:table-cell table:number-columns-repeated="2" table:style-name="ACE-5"/>
          <table:table-cell table:number-columns-repeated="3" table:style-name="ACE-10"/>
          <table:table-cell table:style-name="ACE-13"/>
          <table:table-cell table:number-columns-repeated="2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2">
          <table:table-cell table:number-columns-repeated="2" table:style-name="ACE-5"/>
          <table:table-cell table:number-columns-repeated="6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048548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7" gnm:cursor-row="11">
          <gnm:selection gnm:start-col="7" gnm:start-row="11" gnm:end-col="7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" number:format-source="fixed">
      <number:day number:style="long"/>
      <number:text>/</number:text>
      <number:month number:possessive-form="false" number:textual="false" number:style="long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1-05T15:40:15Z</dc:date>
    <meta:creation-date>2015-12-01T11:48:56Z</meta:creation-date>
    <meta:editing-cycles>1</meta:editing-cycles>
    <meta:editing-duration>PT19M35S</meta:editing-duration>
    <meta:generator>gnumeric/1.12.18</meta:generator>
  </office:meta>
</office:document-meta>
</file>